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WQPCD+CMR10" svg:font-family="OWQPCD+CMR10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>
      <style:text-properties style:text-underline-style="none"/>
    </style:style>
    <style:style style:name="P6" style:family="paragraph" style:parent-style-name="Standard" style:list-style-name="L3">
      <style:text-properties style:text-underline-style="none"/>
    </style:style>
    <style:style style:name="P7" style:family="paragraph" style:parent-style-name="Standard" style:list-style-name="L4">
      <style:text-properties style:text-underline-style="none"/>
    </style:style>
    <style:style style:name="P8" style:family="paragraph" style:parent-style-name="Standard" style:list-style-name="L6">
      <style:text-properties style:text-underline-style="none"/>
    </style:style>
    <style:style style:name="P9" style:family="paragraph" style:parent-style-name="Standard" style:list-style-name="L4"/>
    <style:style style:name="P10" style:family="paragraph" style:parent-style-name="Standard">
      <style:text-properties style:font-name="OWQPCD+CMR10" fo:font-size="10pt" style:font-name-asian="OWQPCD+CMR10" style:font-size-asian="10pt" style:font-name-complex="OWQPCD+CMR10" style:font-size-complex="10pt"/>
    </style:style>
    <style:style style:name="P11" style:family="paragraph" style:parent-style-name="Standard" style:list-style-name="L5">
      <style:text-properties style:font-name="OWQPCD+CMR10" fo:font-size="10pt" style:font-name-asian="OWQPCD+CMR10" style:font-size-asian="10pt" style:font-name-complex="OWQPCD+CMR10" style:font-size-complex="10pt"/>
    </style:style>
    <style:style style:name="P12" style:family="paragraph" style:parent-style-name="Standard">
      <style:text-properties style:font-name="OWQPCD+CMR10" fo:font-size="10pt" style:text-underline-style="solid" style:text-underline-width="auto" style:text-underline-color="font-color" style:font-name-asian="OWQPCD+CMR10" style:font-size-asian="10pt" style:font-name-complex="OWQPCD+CMR10" style:font-size-complex="10pt"/>
    </style:style>
    <style:style style:name="P13" style:family="paragraph" style:parent-style-name="Standard">
      <style:text-properties fo:color="#6b0094" style:font-name="OWQPCD+CMR10" fo:font-size="10pt" style:font-name-asian="OWQPCD+CMR10" style:font-size-asian="10pt" style:font-name-complex="OWQPCD+CMR10" style:font-size-complex="10pt"/>
    </style:style>
    <style:style style:name="P14" style:family="paragraph" style:parent-style-name="Standard" style:list-style-name="L5">
      <style:text-properties fo:color="#6b0094" style:font-name="OWQPCD+CMR10" fo:font-size="10pt" style:font-name-asian="OWQPCD+CMR10" style:font-size-asian="10pt" style:font-name-complex="OWQPCD+CMR10" style:font-size-complex="10pt"/>
    </style:style>
    <style:style style:name="P15" style:family="paragraph" style:parent-style-name="Standard">
      <style:text-properties style:use-window-font-color="true" style:font-name="OWQPCD+CMR10" fo:font-size="10pt" style:font-name-asian="OWQPCD+CMR10" style:font-size-asian="10pt" style:font-name-complex="OWQPCD+CMR10" style:font-size-complex="10pt"/>
    </style:style>
    <style:style style:name="P16" style:family="paragraph" style:parent-style-name="Standard" style:list-style-name="L6">
      <style:text-properties style:use-window-font-color="true" style:font-name="OWQPCD+CMR10" fo:font-size="10pt" style:font-name-asian="OWQPCD+CMR10" style:font-size-asian="10pt" style:font-name-complex="OWQPCD+CMR10" style:font-size-complex="10pt"/>
    </style:style>
    <style:style style:name="T1" style:family="text">
      <style:text-properties style:font-name="OWQPCD+CMR10" fo:font-size="10pt" style:font-name-asian="OWQPCD+CMR10" style:font-size-asian="10pt" style:font-name-complex="OWQPCD+CMR10" style:font-size-complex="10pt"/>
    </style:style>
    <style:style style:name="T2" style:family="text">
      <style:text-properties style:text-underline-style="none"/>
    </style:style>
    <style:style style:name="T3" style:family="text">
      <style:text-properties style:font-name="OWQPCD+CMR10" style:font-name-asian="OWQPCD+CMR10" style:font-name-complex="OWQPCD+CMR10"/>
    </style:style>
    <style:style style:name="T4" style:family="text">
      <style:text-properties style:font-name="OWQPCD+CMR10" style:text-underline-style="none" style:font-name-asian="OWQPCD+CMR10" style:font-name-complex="OWQPCD+CMR10"/>
    </style:style>
    <style:style style:name="T5" style:family="text">
      <style:text-properties fo:color="#6b0094" style:text-underline-style="none"/>
    </style:style>
    <style:style style:name="T6" style:family="text">
      <style:text-properties style:use-window-font-color="true" style:font-name="OWQPCD+CMR10" style:font-name-asian="OWQPCD+CMR10" style:font-name-complex="OWQPCD+CMR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o silver bullet</text:h>
      <text:p text:style-name="Text_20_body"/>
      <text:p text:style-name="Standard">Problemas a los que se enfrentan los proyectos de software son</text:p>
      <text:list xml:id="list1865015011" text:style-name="L1">
        <text:list-item>
          <text:p text:style-name="P3">plazos no alcanzados </text:p>
        </text:list-item>
        <text:list-item>
          <text:p text:style-name="P3">presupuestos sobrepasados</text:p>
        </text:list-item>
        <text:list-item>
          <text:p text:style-name="P3">productos con errores</text:p>
        </text:list-item>
      </text:list>
      <text:p text:style-name="Standard"/>
      <text:p text:style-name="Standard">La ingenieria de software <text:s/>busca mejorar la productividad,confiabilidad y simplicidad</text:p>
      <text:p text:style-name="Standard"/>
      <text:p text:style-name="Standard">El desarrollo de <text:s/>software tiene dificultades que se pueden clasificar en </text:p>
      <text:list xml:id="list1935731802" text:style-name="L2">
        <text:list-item>
          <text:p text:style-name="P4">esenciales, es decir, inherentes a la naturaleza del software</text:p>
        </text:list-item>
      </text:list>
      <text:p text:style-name="Standard"/>
      <text:list xml:id="list1662341071" text:continue-numbering="true" text:style-name="L2">
        <text:list-item>
          <text:p text:style-name="P4">accidentales </text:p>
        </text:list-item>
      </text:list>
      <text:p text:style-name="Standard"/>
      <text:p text:style-name="P1">Dificultades esenciales </text:p>
      <text:p text:style-name="P2"/>
      <text:list xml:id="list1247799794" text:style-name="L3">
        <text:list-item>
          <text:p text:style-name="P6">Complejidad</text:p>
          <text:p text:style-name="P6">El software tiene un gran número de estados lo que lo hace difícil probarlo.Además la complejidad dificulta la comunicación</text:p>
        </text:list-item>
      </text:list>
      <text:p text:style-name="P2"/>
      <text:list xml:id="list1997411716" text:continue-numbering="true" text:style-name="L3">
        <text:list-item>
          <text:p text:style-name="P6">Conformidad</text:p>
        </text:list-item>
      </text:list>
      <text:p text:style-name="P2"><text:s text:c="12"/></text:p>
      <text:list xml:id="list1781973580" text:style-name="L4">
        <text:list-item>
          <text:p text:style-name="P7">Cambio: el software siempre esta cambiando</text:p>
        </text:list-item>
      </text:list>
      <text:p text:style-name="P2"/>
      <text:list xml:id="list1194086070" text:continue-numbering="true" text:style-name="L4">
        <text:list-item>
          <text:p text:style-name="P9"><text:span text:style-name="T2">Invisibilidad: el software es invisible </text:span><text:span text:style-name="T1"><text:s/>por lo tanto no le permite a nuestra mente usar sus herramientas conceptuales más poderosas</text:span></text:p>
        </text:list-item>
      </text:list>
      <text:p text:style-name="P10"/>
      <text:p text:style-name="P12">Avances en problemas accidentales</text:p>
      <text:p text:style-name="P12"/>
      <text:list xml:id="list1083920830" text:style-name="L5">
        <text:list-item>
          <text:p text:style-name="P11"><text:span text:style-name="T5">Lenguajes de alto nivel</text:span><text:span text:style-name="T2">, han permitido mejorar la productividad </text:span><text:span text:style-name="T3"><text:s/>, y con correspondientes mejoras en confiabilidad, simplicidad y comprensibilidad.</text:span></text:p>
        </text:list-item>
      </text:list>
      <text:p text:style-name="P10"><text:span text:style-name="T3"><text:s text:c="12"/>Libera al programa de la mayor parte de su complejidad accidental</text:span></text:p>
      <text:p text:style-name="P10"><text:span text:style-name="T3"><text:s text:c="12"/>Aumenta la tarea intelectual de los usuarios</text:span></text:p>
      <text:list xml:id="list1913840431" text:continue-numbering="true" text:style-name="L5">
        <text:list-item>
          <text:p text:style-name="P14"><text:span text:style-name="T3">Tiempo Compartido </text:span></text:p>
        </text:list-item>
        <text:list-item>
          <text:p text:style-name="P14"><text:span text:style-name="T3">Ambientes integrados de desarrollo <text:s/></text:span><text:span text:style-name="T6">permite utilizar varias bibliotecas</text:span></text:p>
        </text:list-item>
      </text:list>
      <text:p text:style-name="P13"><text:span text:style-name="T6"/></text:p>
      <text:p text:style-name="P13"><text:span text:style-name="T6"/></text:p>
      <text:p text:style-name="P13"><text:span text:style-name="T6"><text:s/>No existe una bala de plata que resuelva los problemas del desarrollo de <text:s/>software porque los avances que se han hechos estan enfocados en resolver problemas accidentales y no los esencia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WQPCD+CMR10" svg:font-family="OWQPCD+CMR10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iselda </meta:initial-creator>
    <meta:creation-date>2012-08-25T13:59:41</meta:creation-date>
    <dc:date>2012-08-25T18:48:47</dc:date>
    <dc:creator>griselda </dc:creator>
    <meta:editing-duration>PT2H12M27S</meta:editing-duration>
    <meta:editing-cycles>11</meta:editing-cycles>
    <meta:generator>LibreOffice/3.5$Linux_x86 LibreOffice_project/350m1$Build-2</meta:generator>
    <meta:document-statistic meta:table-count="0" meta:image-count="0" meta:object-count="0" meta:page-count="1" meta:paragraph-count="23" meta:word-count="197" meta:character-count="1340" meta:non-whitespace-character-count="1130"/>
  </office:meta>
</office:document-meta>
</file>